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01cm" draw:marker-start-width="0.215cm" draw:marker-end="Arrow" draw:marker-end-width="0.315cm" draw:fill="none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.9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571cm" fo:min-width="0cm"/>
    </style:style>
    <style:style style:name="gr9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.3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4.809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true" fo:min-height="0.854cm" fo:min-width="0cm" fo:padding-top="0.125cm" fo:padding-bottom="0.125cm" fo:padding-left="0.25cm" fo:padding-right="0.2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0047ff"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style:text-position="super 58%" fo:font-family="'Times New Roman'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" style:family="text">
      <style:text-properties fo:color="#ff0000" fo:font-family="'Times New Roman'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color="#ff0000" style:text-position="sub 58%" fo:font-family="'Times New Roman'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style:text-position="super 58%" fo:font-family="'Times New Roman'" style:font-family-generic="roman" style:font-pitch="variable"/>
    </style:style>
    <style:style style:name="T7" style:family="text">
      <style:text-properties fo:color="#0047ff"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9" style:family="text">
      <style:text-properties fo:color="#ff0000" fo:font-family="'Times New Roman'" style:font-style-name="Regular" style:font-family-generic="roman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fo:color="#ff0000" style:text-position="sub 58%" fo:font-family="'Times New Roman'" style:font-style-name="Regular" style:font-family-generic="roman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08cm" svg:height="1.189cm" svg:x="2.8cm" svg:y="10cm">
          <draw:text-box>
            <text:p><text:span text:style-name="T1">p + p </text:span><text:span text:style-name="T2">→ </text:span><text:span text:style-name="T3">2</text:span><text:span text:style-name="T2">H + e</text:span><text:span text:style-name="T3">+</text:span><text:span text:style-name="T2"> + </text:span><text:span text:style-name="T4">ʋ</text:span><text:span text:style-name="T5">e</text:span></text:p>
          </draw:text-box>
        </draw:frame>
        <draw:frame draw:style-name="gr1" draw:text-style-name="P1" draw:layer="layout" svg:width="5.629cm" svg:height="1.189cm" svg:x="11.1cm" svg:y="10.005cm">
          <draw:text-box>
            <text:p><text:span text:style-name="T1">p + p + e</text:span><text:span text:style-name="T6">-</text:span><text:span text:style-name="T1"> </text:span><text:span text:style-name="T2">→ </text:span><text:span text:style-name="T3">2</text:span><text:span text:style-name="T2">H + </text:span><text:span text:style-name="T4">ʋ</text:span><text:span text:style-name="T5">e</text:span></text:p>
          </draw:text-box>
        </draw:frame>
        <draw:line draw:style-name="gr2" draw:text-style-name="P2" draw:layer="layout" svg:x1="5.7cm" svg:y1="12.7cm" svg:x2="7.7cm" svg:y2="12.7cm">
          <text:p/>
        </draw:line>
        <draw:line draw:style-name="gr3" draw:text-style-name="P2" draw:layer="layout" svg:x1="5.7cm" svg:y1="11.2cm" svg:x2="5.7cm" svg:y2="12.7cm">
          <text:p/>
        </draw:line>
        <draw:line draw:style-name="gr4" draw:text-style-name="P2" draw:layer="layout" svg:x1="14.699cm" svg:y1="12.699cm" svg:x2="12.699cm" svg:y2="12.699cm">
          <text:p/>
        </draw:line>
        <draw:line draw:style-name="gr3" draw:text-style-name="P2" draw:layer="layout" svg:x1="14.699cm" svg:y1="11.199cm" svg:x2="14.699cm" svg:y2="12.699cm">
          <text:p/>
        </draw:line>
        <draw:frame draw:style-name="gr5" draw:text-style-name="P3" draw:layer="layout" svg:width="1.594cm" svg:height="0.721cm" svg:x="4cm" svg:y="11.6cm">
          <draw:text-box>
            <text:p><text:span text:style-name="T7">99.6%</text:span></text:p>
          </draw:text-box>
        </draw:frame>
        <draw:frame draw:style-name="gr5" draw:text-style-name="P3" draw:layer="layout" svg:width="1.383cm" svg:height="0.721cm" svg:x="14.7cm" svg:y="11.579cm">
          <draw:text-box>
            <text:p><text:span text:style-name="T7">0.4%</text:span></text:p>
          </draw:text-box>
        </draw:frame>
        <draw:frame draw:style-name="gr1" draw:text-style-name="P1" draw:layer="layout" svg:width="4.968cm" svg:height="0.98cm" svg:x="7.7cm" svg:y="12.1cm">
          <draw:text-box>
            <text:p><text:span text:style-name="T3">2</text:span><text:span text:style-name="T2">H + p</text:span><text:span text:style-name="T1"> </text:span><text:span text:style-name="T2">→ </text:span><text:span text:style-name="T3">3</text:span><text:span text:style-name="T2">He + </text:span><text:span text:style-name="T8">γ</text:span></text:p>
          </draw:text-box>
        </draw:frame>
        <draw:frame draw:style-name="gr6" draw:text-style-name="P1" draw:layer="layout" svg:width="6.259cm" svg:height="1.2cm" svg:x="1.141cm" svg:y="16.9cm">
          <draw:text-box>
            <text:p><text:span text:style-name="T3">3</text:span><text:span text:style-name="T2">He + </text:span><text:span text:style-name="T3">3</text:span><text:span text:style-name="T2">He</text:span><text:span text:style-name="T1"> </text:span><text:span text:style-name="T2">→ </text:span><text:span text:style-name="T3">4</text:span><text:span text:style-name="T2">He + </text:span><text:span text:style-name="T8">2p</text:span></text:p>
          </draw:text-box>
        </draw:frame>
        <draw:frame draw:style-name="gr7" draw:text-style-name="P1" draw:layer="layout" svg:width="5.768cm" svg:height="1.03cm" svg:x="3.541cm" svg:y="24.7cm">
          <draw:text-box>
            <text:p><text:span text:style-name="T3">7</text:span><text:span text:style-name="T2">Li + p</text:span><text:span text:style-name="T1"> </text:span><text:span text:style-name="T2">→ </text:span><text:span text:style-name="T3">4</text:span><text:span text:style-name="T2">He + </text:span><text:span text:style-name="T3">4</text:span><text:span text:style-name="T2">He</text:span></text:p>
          </draw:text-box>
        </draw:frame>
        <draw:line draw:style-name="gr2" draw:text-style-name="P2" draw:layer="layout" svg:x1="4.4cm" svg:y1="13.7cm" svg:x2="4.4cm" svg:y2="16.9cm">
          <text:p/>
        </draw:line>
        <draw:line draw:style-name="gr3" draw:text-style-name="P2" draw:layer="layout" svg:x1="8cm" svg:y1="13.099cm" svg:x2="8cm" svg:y2="13.7cm">
          <text:p/>
        </draw:line>
        <draw:frame draw:style-name="gr8" draw:text-style-name="P3" draw:layer="layout" svg:width="1.277cm" svg:height="0.821cm" svg:x="2.5cm" svg:y="15.9cm">
          <draw:text-box>
            <text:p><text:span text:style-name="T7">85%</text:span></text:p>
          </draw:text-box>
        </draw:frame>
        <draw:line draw:style-name="gr3" draw:text-style-name="P2" draw:layer="layout" svg:x1="4.4cm" svg:y1="13.7cm" svg:x2="7.999cm" svg:y2="13.7cm">
          <text:p/>
        </draw:line>
        <draw:frame draw:style-name="gr9" draw:text-style-name="P1" draw:layer="layout" svg:width="6.647cm" svg:height="1.239cm" svg:x="13.1cm" svg:y="16.8cm">
          <draw:text-box>
            <text:p><text:span text:style-name="T3">3</text:span><text:span text:style-name="T2">He + p</text:span><text:span text:style-name="T1"> </text:span><text:span text:style-name="T2">→ </text:span><text:span text:style-name="T3">4</text:span><text:span text:style-name="T2">He + e</text:span><text:span text:style-name="T3">+</text:span><text:span text:style-name="T2"> + </text:span><text:span text:style-name="T4">ʋ</text:span><text:span text:style-name="T5">e</text:span></text:p>
          </draw:text-box>
        </draw:frame>
        <draw:frame draw:style-name="gr10" draw:text-style-name="P1" draw:layer="layout" svg:width="5.459cm" svg:height="1.03cm" svg:x="11.541cm" svg:y="24.7cm">
          <draw:text-box>
            <text:p><text:span text:style-name="T3">8</text:span><text:span text:style-name="T2">Be*</text:span><text:span text:style-name="T1"> </text:span><text:span text:style-name="T2">→ </text:span><text:span text:style-name="T3">4</text:span><text:span text:style-name="T2">He + </text:span><text:span text:style-name="T3">4</text:span><text:span text:style-name="T2">He</text:span></text:p>
          </draw:text-box>
        </draw:frame>
        <draw:line draw:style-name="gr2" draw:text-style-name="P2" draw:layer="layout" svg:x1="15.9cm" svg:y1="13.7cm" svg:x2="15.9cm" svg:y2="16.8cm">
          <text:p/>
        </draw:line>
        <draw:line draw:style-name="gr3" draw:text-style-name="P2" draw:layer="layout" svg:x1="12.3cm" svg:y1="13.099cm" svg:x2="12.3cm" svg:y2="13.7cm">
          <text:p/>
        </draw:line>
        <draw:frame draw:style-name="gr8" draw:text-style-name="P3" draw:layer="layout" svg:width="1.831cm" svg:height="0.821cm" svg:x="16cm" svg:y="15.879cm">
          <draw:text-box>
            <text:p><text:span text:style-name="T7">&lt;0.01%</text:span></text:p>
          </draw:text-box>
        </draw:frame>
        <draw:line draw:style-name="gr3" draw:text-style-name="P2" draw:layer="layout" svg:x1="15.9cm" svg:y1="13.7cm" svg:x2="12.301cm" svg:y2="13.7cm">
          <text:p/>
        </draw:line>
        <draw:frame draw:style-name="gr1" draw:text-style-name="P1" draw:layer="layout" svg:width="5.819cm" svg:height="0.98cm" svg:x="7.399cm" svg:y="14.899cm">
          <draw:text-box>
            <text:p><text:span text:style-name="T3">3</text:span><text:span text:style-name="T2">He + </text:span><text:span text:style-name="T3">4</text:span><text:span text:style-name="T2">He</text:span><text:span text:style-name="T1"> </text:span><text:span text:style-name="T2">→ </text:span><text:span text:style-name="T3">7</text:span><text:span text:style-name="T2">Be + </text:span><text:span text:style-name="T8">γ</text:span></text:p>
          </draw:text-box>
        </draw:frame>
        <draw:line draw:style-name="gr2" draw:text-style-name="P2" draw:layer="layout" svg:x1="10.2cm" svg:y1="13.1cm" svg:x2="10.2cm" svg:y2="14.9cm">
          <text:p/>
        </draw:line>
        <draw:frame draw:style-name="gr8" draw:text-style-name="P3" draw:layer="layout" svg:width="1.277cm" svg:height="0.821cm" svg:x="8.5cm" svg:y="13.579cm">
          <draw:text-box>
            <text:p><text:span text:style-name="T7">15%</text:span></text:p>
          </draw:text-box>
        </draw:frame>
        <draw:frame draw:style-name="gr1" draw:text-style-name="P1" draw:layer="layout" svg:width="5.311cm" svg:height="1.189cm" svg:x="3.981cm" svg:y="20cm">
          <draw:text-box>
            <text:p><text:span text:style-name="T3">7</text:span><text:span text:style-name="T2">Be + e</text:span><text:span text:style-name="T3">-</text:span><text:span text:style-name="T1"> </text:span><text:span text:style-name="T2">→ </text:span><text:span text:style-name="T3">7</text:span><text:span text:style-name="T2">Li + </text:span><text:span text:style-name="T9">ʋ</text:span><text:span text:style-name="T10">e</text:span></text:p>
          </draw:text-box>
        </draw:frame>
        <draw:line draw:style-name="gr2" draw:text-style-name="P2" draw:layer="layout" svg:x1="8.2cm" svg:y1="15.9cm" svg:x2="8.2cm" svg:y2="19.9cm">
          <text:p/>
        </draw:line>
        <draw:line draw:style-name="gr2" draw:text-style-name="P2" draw:layer="layout" svg:x1="6.8cm" svg:y1="21.2cm" svg:x2="6.8cm" svg:y2="24.7cm">
          <text:p/>
        </draw:line>
        <draw:frame draw:style-name="gr11" draw:text-style-name="P1" draw:layer="layout" svg:width="4.901cm" svg:height="1.104cm" svg:x="11.381cm" svg:y="19.996cm">
          <draw:text-box>
            <text:p><text:span text:style-name="T3">7</text:span><text:span text:style-name="T2">Be + p</text:span><text:span text:style-name="T1"> </text:span><text:span text:style-name="T2">→ </text:span><text:span text:style-name="T3">8</text:span><text:span text:style-name="T2">B + </text:span><text:span text:style-name="T8">γ</text:span></text:p>
          </draw:text-box>
        </draw:frame>
        <draw:line draw:style-name="gr2" draw:text-style-name="P2" draw:layer="layout" svg:x1="12.6cm" svg:y1="15.896cm" svg:x2="12.6cm" svg:y2="19.896cm">
          <text:p/>
        </draw:line>
        <draw:line draw:style-name="gr2" draw:text-style-name="P2" draw:layer="layout" svg:x1="14cm" svg:y1="21.1cm" svg:x2="14cm" svg:y2="22.3cm">
          <text:p/>
        </draw:line>
        <draw:frame draw:style-name="gr8" draw:text-style-name="P3" draw:layer="layout" svg:width="1.594cm" svg:height="0.821cm" svg:x="6.194cm" svg:y="18.9cm">
          <draw:text-box>
            <text:p><text:span text:style-name="T7">99.9%</text:span></text:p>
          </draw:text-box>
        </draw:frame>
        <draw:frame draw:style-name="gr8" draw:text-style-name="P3" draw:layer="layout" svg:width="1.383cm" svg:height="0.821cm" svg:x="12.894cm" svg:y="18.901cm">
          <draw:text-box>
            <text:p><text:span text:style-name="T7">0.1%</text:span></text:p>
          </draw:text-box>
        </draw:frame>
        <draw:frame draw:style-name="gr1" draw:text-style-name="P1" draw:layer="layout" svg:width="5.733cm" svg:height="1.189cm" svg:x="11.2cm" svg:y="22.3cm">
          <draw:text-box>
            <text:p><text:span text:style-name="T3">8</text:span><text:span text:style-name="T2">B </text:span><text:span text:style-name="T1"><text:s/></text:span><text:span text:style-name="T2">→ </text:span><text:span text:style-name="T3">8</text:span><text:span text:style-name="T2">Be* + e</text:span><text:span text:style-name="T3">+</text:span><text:span text:style-name="T2"> + </text:span><text:span text:style-name="T9">ʋ</text:span><text:span text:style-name="T10">e</text:span></text:p>
          </draw:text-box>
        </draw:frame>
        <draw:line draw:style-name="gr2" draw:text-style-name="P2" draw:layer="layout" svg:x1="14.042cm" svg:y1="23.495cm" svg:x2="14.042cm" svg:y2="24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31T20:07:35</meta:creation-date>
    <dc:date>2014-08-01T12:04:30</dc:date>
    <meta:editing-duration>PT56M30S</meta:editing-duration>
    <meta:editing-cycles>47</meta:editing-cycles>
    <meta:generator>OpenOffice.org/3.4.1$Unix OpenOffice.org_project/341m1$Build-9593</meta:generator>
    <meta:document-statistic meta:object-count="34"/>
  </office:meta>
</office:document-meta>
</file>